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d11db"/>
    </style:style>
    <style:style style:name="P2" style:family="paragraph" style:parent-style-name="normal_5f_first">
      <style:text-properties officeooo:paragraph-rsid="001d11db"/>
    </style:style>
    <style:style style:name="P3" style:family="paragraph" style:parent-style-name="Heading_20_1">
      <style:text-properties officeooo:paragraph-rsid="001d6559"/>
    </style:style>
    <style:style style:name="P4" style:family="paragraph" style:parent-style-name="normal_5f_first">
      <style:text-properties officeooo:paragraph-rsid="001d6559"/>
    </style:style>
    <style:style style:name="P5" style:family="paragraph" style:parent-style-name="Standard">
      <style:text-properties officeooo:paragraph-rsid="001d11db"/>
    </style:style>
    <style:style style:name="P6" style:family="paragraph" style:parent-style-name="normal_5f_first">
      <style:text-properties officeooo:paragraph-rsid="001ecd17"/>
    </style:style>
    <style:style style:name="T1" style:family="text">
      <style:text-properties style:script-type="asian"/>
    </style:style>
    <style:style style:name="T2" style:family="text">
      <style:text-properties fo:background-color="#ffffff" loext:char-shading-value="0"/>
    </style:style>
    <style:style style:name="T3" style:family="text">
      <style:text-properties fo:background-color="#ffffff" loext:char-shading-value="0" style:script-type="asi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gRNA design and Plasmid construction</text:h>
      <text:p text:style-name="P2">Exon 1 human <text:bookmark-start text:name="_Hlk191059301"/>RNASEH2b<text:bookmark-end text:name="_Hlk191059301"/> gene was selected for targeting. sgR<text:span text:style-name="T1">NA</text:span> for double-strand breaks was designed by online software (http://tools.genome-engineering.org). The sequences of targets are sgRNA1 ACCACTAGCGGAGCCGCGA and sgRNA2<text:span text:style-name="T1"> </text:span>GCCGGTCATCATCCACACGG. px330A-GFP and px330-S2 plasmids were gifts from Shang Li’s laboratory followed by the published protocol <field:fieldmark-start text:name="Bookmark Copy 18" field:type="vnd.oasis.opendocument.field.UNHANDLED"><field:param field:name="vnd.oasis.opendocument.field.code" field:value="ADDIN ZOTERO_ITEM CSL_CITATION {&quot;citationID&quot;:&quot;bNYsDeYf&quot;,&quot;properties&quot;:{&quot;formattedCitation&quot;:&quot;(Ramlee et al. 2015)&quot;,&quot;plainCitation&quot;:&quot;(Ramlee et al. 2015)&quot;,&quot;noteIndex&quot;:0},&quot;citationItems&quot;:[{&quot;id&quot;:&quot;LB8OR9DJ/08wEpBOz&quot;,&quot;uris&quot;:[&quot;http://zotero.org/users/14858941/items/UGKVPCEC&quot;],&quot;itemData&quot;:{&quot;id&quot;:946,&quot;type&quot;:&quot;article-journal&quot;,&quot;abstract&quot;:&quot;Abstract\n            \n              Recent advances in the engineering of sequence-specific synthetic nucleases provide enormous opportunities for genetic manipulation of gene expression in order to study their cellular function\n              in vivo\n              . However, current genotyping methods to detect these programmable nuclease-induced insertion/deletion (indel) mutations in targeted human cells are not compatible for high-throughput screening of knockout clones due to inherent limitations and high cost. Here, we describe an efficient method of genotyping clonal CRISPR/Cas9-mediated mutants in a high-throughput manner involving the use of a direct lysis buffer to extract crude genomic DNA straight from cells in culture and fluorescent PCR coupled with capillary gel electrophoresis. This technique also allows for genotyping of multiplexed gene targeting in a single clone. Overall, this time- and cost-saving technique is able to circumvent the limitations of current genotyping methods and support high-throughput screening of nuclease-induced mutants.&quot;,&quot;container-title&quot;:&quot;Scientific Reports&quot;,&quot;DOI&quot;:&quot;10.1038/srep15587&quot;,&quot;ISSN&quot;:&quot;2045-2322&quot;,&quot;issue&quot;:&quot;1&quot;,&quot;journalAbbreviation&quot;:&quot;Sci Rep&quot;,&quot;language&quot;:&quot;en&quot;,&quot;page&quot;:&quot;15587&quot;,&quot;source&quot;:&quot;DOI.org (Crossref)&quot;,&quot;title&quot;:&quot;High-throughput genotyping of CRISPR/Cas9-mediated mutants using fluorescent PCR-capillary gel electrophoresis&quot;,&quot;volume&quot;:&quot;5&quot;,&quot;author&quot;:[{&quot;family&quot;:&quot;Ramlee&quot;,&quot;given&quot;:&quot;Muhammad Khairul&quot;},{&quot;family&quot;:&quot;Yan&quot;,&quot;given&quot;:&quot;Tingdong&quot;},{&quot;family&quot;:&quot;Cheung&quot;,&quot;given&quot;:&quot;Alice M. S.&quot;},{&quot;family&quot;:&quot;Chuah&quot;,&quot;given&quot;:&quot;Charles T. H.&quot;},{&quot;family&quot;:&quot;Li&quot;,&quot;given&quot;:&quot;Shang&quot;}],&quot;issued&quot;:{&quot;date-parts&quot;:[[&quot;2015&quot;,10,26]]}}}],&quot;schema&quot;:&quot;https://github.com/citation-style-language/schema/raw/master/csl-citation.json&quot;}"/></field:fieldmark-start><field:fieldmark-separator/>(Ramlee et al. 2015)<field:fieldmark-end/>. Briefly, top and bottom strand primers were phosphorylating and annealing using T4 PNK from NEB (New England Biolabs, cat M0201S). Cloning of the annealed two sgRNA inserts into px330A-GFP plasmid (sgRNA1) and px330-S2 plasmid (sgRNA2) respectively. Transforming the above-mentioned reactions into One Shot™ Stbl3™ Chemically Competent E. coli (Thermofisher scientific, Cat No C737303). Subsequently restrictive enzyme digesting of px330-S2-sgRNA2 plasmid with BsaI-HF (New England Biolabs, cat NEB #R3535) and cloning the digested fragment containing sgRNA2 into px330A-GFP-sgRNA1 plasmid to form px330A-GFP sgRNA1&amp;sgRNA2 plasmid by the golden gate assembly. Plasmid DNA was extracted and purified by QIAprep Spin Miniprep Kit (Qiagen, Cat No. 27106) and sequenced to ensure the correct sgRNA sequences. </text:p>
      <text:h text:style-name="P1" text:outline-level="2">Cell culture and plasmid transfection </text:h>
      <text:p text:style-name="P2">HEK293T cells were maintained in DMEM (Dulbecco's Modified Eagle Medium, Gibco™, Cat. No.11995065) containing 10% FBS (Gibco™ Fetal Bovine Serum, Cat. No. A5256801) and 1% Penicillin-Streptomycin (10,000 U/mL, Gibco™, Cat. No. 15140122) and incubated at 37°C incubator supplied with 5% CO2. Cells were seeded at 2× 105 cells per well of a 6-well plate and transfected with 2 μg of plasmid next day using Lipofectamine™ 3000 Transfection Reagent (Invitrogen™, Cat. No. L3000150) as per manufacturer’s recommendation. </text:p>
      <text:h text:style-name="P1" text:outline-level="2"><text:span text:style-name="T2">RNASEH2</text:span><text:span text:style-name="T3">B</text:span><text:span text:style-name="T2"> KO cells selection by direct Cell lysis PCR and </text:span>Western blot</text:h>
      <text:p text:style-name="P2">After 2 days of transfection, HEK293T cells were sorted to GFP-positive single cell into 96-well plate using FACSAria III (BD Biosciences). The single cell was continued to culture around 2 to 3 weeks in the 96-well plate until the colony could be visualized by eyes. Cell colonies were trypsinized by 10ul of 0.05% (1:10 dilution of 0.5% Trypsin-EDTA no phenol red, Gibco™, Cat. No.  15400054). Cell suspension was divided to half. Half of the cells were kept in culture. The rest half of cells was added to 10μl of Direct-Lyse lysis buffer (10mM Tris pH 8.0, 2.5mM EDTA, 0.2M NaCl, 0.15% SDS, 0.3% Tween-20) in PCR tube. The cells were then subjected to a series of heating and cooling to ensure complete lysis: 65 °C for 30s, 8 °C for 30s, 65 °C for 1.5min, 97 °C for 3min, 8 °C for 1min, 65 °C for 3min, 97 °C for 1min, 65 °C for 1min, and 80 °C for 10min<text:span text:style-name="T1"> </text:span><field:fieldmark-start text:name="Bookmark Copy 19" field:type="vnd.oasis.opendocument.field.UNHANDLED"><field:param field:name="vnd.oasis.opendocument.field.code" field:value="ADDIN ZOTERO_ITEM CSL_CITATION {&quot;citationID&quot;:&quot;WrvkQV9P&quot;,&quot;properties&quot;:{&quot;formattedCitation&quot;:&quot;(Joung et al. 2017)&quot;,&quot;plainCitation&quot;:&quot;(Joung et al. 2017)&quot;,&quot;noteIndex&quot;:0},&quot;citationItems&quot;:[{&quot;id&quot;:&quot;LB8OR9DJ/53Dijp62&quot;,&quot;uris&quot;:[&quot;http://zotero.org/users/14858941/items/UCSCKFFU&quot;],&quot;itemData&quot;:{&quot;id&quot;:945,&quot;type&quot;:&quot;article-journal&quot;,&quot;abstract&quot;:&quot;Forward genetic screens are powerful tools for the unbiased discovery and functional characterization of specific genetic elements associated with a phenotype of interest. Recently, the RNA-guided endonuclease Cas9 from the microbial CRISPR (clustered regularly interspaced short palindromic repeats) immune system has been adapted for genome-scale screening by combining Cas9 with pooled guide RNA libraries. Here we describe a protocol for genome-scale knockout and transcriptional activation screening using the CRISPR-Cas9 system. Custom- or ready-made guide RNA libraries are constructed and packaged into lentiviral vectors for delivery into cells for screening. As each screen is unique, we provide guidelines for determining screening parameters and maintaining sufficient coverage. To validate candidate genes identified from the screen, we further describe strategies for confirming the screening phenotype as well as genetic perturbation through analysis of indel rate and transcriptional activation. Beginning with library design, a genome-scale screen can be completed in 9–15 weeks followed by 4–5 weeks of validation.&quot;,&quot;container-title&quot;:&quot;Nature Protocols&quot;,&quot;DOI&quot;:&quot;10.1038/nprot.2017.016&quot;,&quot;ISSN&quot;:&quot;1754-2189, 1750-2799&quot;,&quot;issue&quot;:&quot;4&quot;,&quot;journalAbbreviation&quot;:&quot;Nat Protoc&quot;,&quot;language&quot;:&quot;en&quot;,&quot;page&quot;:&quot;828-863&quot;,&quot;source&quot;:&quot;DOI.org (Crossref)&quot;,&quot;title&quot;:&quot;Genome-scale CRISPR-Cas9 knockout and transcriptional activation screening&quot;,&quot;volume&quot;:&quot;12&quot;,&quot;author&quot;:[{&quot;family&quot;:&quot;Joung&quot;,&quot;given&quot;:&quot;Julia&quot;},{&quot;family&quot;:&quot;Konermann&quot;,&quot;given&quot;:&quot;Silvana&quot;},{&quot;family&quot;:&quot;Gootenberg&quot;,&quot;given&quot;:&quot;Jonathan S&quot;},{&quot;family&quot;:&quot;Abudayyeh&quot;,&quot;given&quot;:&quot;Omar O&quot;},{&quot;family&quot;:&quot;Platt&quot;,&quot;given&quot;:&quot;Randall J&quot;},{&quot;family&quot;:&quot;Brigham&quot;,&quot;given&quot;:&quot;Mark D&quot;},{&quot;family&quot;:&quot;Sanjana&quot;,&quot;given&quot;:&quot;Neville E&quot;},{&quot;family&quot;:&quot;Zhang&quot;,&quot;given&quot;:&quot;Feng&quot;}],&quot;issued&quot;:{&quot;date-parts&quot;:[[&quot;2017&quot;,4]]}}}],&quot;schema&quot;:&quot;https://github.com/citation-style-language/schema/raw/master/csl-citation.json&quot;}"/></field:fieldmark-start><field:fieldmark-separator/>(Joung et al. 2017)<field:fieldmark-end/>. The lysates were then diluted with 40μl of water and cell lysis PCR was performed as regular PCR under the conditions: Initial denaturation, 5 min at 95 °C. Denaturation, 15 sec at 95 °C. Annealing, 15 sec at 58 °C. Extension, 15 sec at 72 °C for 28 cycles following final extension 10 min. Primers used for detected wild type RNASEH2b and knock-out RNASEH2b were RNASEH2B_Wt_Fwd-GCCCTGCTTCTGTGATCCTA, RNASEH2B_Wt_Rev-TCGCTTTGAACTACCCTTGG and RNASEH2B_ko_Fwd- CGCAGACCCAATCCTAGC, RNASEH2B_ko_Rev: TCCCTAGGCCAAATTCCTTT. Discard the cells which the PCR product only showed wild type band. Cells with completed knockout of RNASEH2b gene was confirmed by Western blot. 15 μg of whole cell lysis was used for immunoblotting (1:500 dilution of RNaseH2B Monoclonal Antibody cat. No. MA5-23523).</text:p>
      <text:h text:style-name="P1" text:outline-level="2">Whole genome sequencing<text:span text:style-name="T1"> of </text:span><text:span text:style-name="T2">RNASEH2</text:span><text:span text:style-name="T3">B</text:span><text:span text:style-name="T2"> KO cell</text:span><text:span text:style-name="T3"> clones</text:span></text:h>
      <text:p text:style-name="P2">Genomic DNA of the completed knout out RNASEH2<text:span text:style-name="T1">B</text:span> cells were extracted using DNeasy Blood &amp; Tissue Kit (Qiagen cat no.69506) and sent for whole genome sequencing (NovogeneAIT Singapore). </text:p>
      <text:h text:style-name="P1" text:outline-level="2"><text:soft-page-break/></text:h>
      <text:h text:style-name="P3" text:outline-level="1">Acknowledgment</text:h>
      <text:p text:style-name="P4"><text:span text:style-name="T1">We thank Shang Li for providing plasmids for generating CRISPR knockout clones. </text:span></text:p>
      <text:p text:style-name="P5"/>
      <text:p text:style-name="P6"><text:span text:style-name="T1">A.B., S.Z. and S.H. designed and performed gene editing experimen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chapter">
      <style:paragraph-properties fo:margin-top="0.028in" fo:margin-bottom="0in" style:contextual-spacing="false" fo:keep-together="always" fo:text-indent="0in" style:auto-text-indent="false" fo:keep-with-next="always"/>
      <style:text-properties fo:color="#000000" loext:opacity="100%" fo:font-style="italic" fo:font-weight="bold" style:font-style-asian="italic" style:font-weight-asian="bold" style:font-style-complex="italic" style:font-weight-complex="bold">
        <loext:char-complex-color loext:theme-type="dark1" loext:color-type="theme"/>
      </style:text-properties>
    </style:style>
    <style:style style:name="normal_5f_first" style:display-name="normal_first" style:family="paragraph" style:parent-style-name="Standard">
      <style:paragraph-properties fo:text-indent="0in" style:auto-text-indent="false"/>
    </style:style>
    <style:style style:name="Heading_20_1" style:display-name="Heading 1" style:family="paragraph" style:parent-style-name="Standard" style:next-style-name="Standard" style:default-outline-level="1" style:list-style-name="" style:class="chapter">
      <style:paragraph-properties fo:margin-top="0.1665in" fo:margin-bottom="0.0835in" style:contextual-spacing="false" fo:keep-together="always" fo:text-indent="0in" style:auto-text-indent="false" fo:keep-with-next="always"/>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6T21:58:15.768542786</meta:creation-date>
    <dc:date>2026-01-16T22:00:20.641597487</dc:date>
    <meta:editing-duration>PT1M37S</meta:editing-duration>
    <meta:editing-cycles>3</meta:editing-cycles>
    <meta:generator>LibreOffice/25.8.4.2$Linux_X86_64 LibreOffice_project/580$Build-2</meta:generator>
    <meta:document-statistic meta:table-count="0" meta:image-count="0" meta:object-count="0" meta:page-count="2" meta:paragraph-count="11" meta:word-count="595" meta:character-count="3905" meta:non-whitespace-character-count="3314"/>
  </office:meta>
</office:document-meta>
</file>